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rsid="003a3f29" officeooo:paragraph-rsid="00176921" style:font-size-asian="14pt" style:font-size-complex="14pt"/>
    </style:style>
    <style:style style:name="P2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paragraph-rsid="004b4ba1" style:font-size-asian="14pt" style:font-size-complex="14pt"/>
    </style:style>
    <style:style style:name="P3" style:family="paragraph" style:parent-style-name="Footer">
      <style:paragraph-properties fo:text-align="center" style:justify-single-word="false"/>
      <style:text-properties fo:color="#4c4c4c" loext:opacity="100%" style:font-name="Liberation Sans" fo:font-size="9pt" fo:language="en" fo:country="US" fo:font-weight="bold" officeooo:paragraph-rsid="0058f068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fo:color="#4c4c4c" loext:opacity="100%" style:font-name="Liberation Sans" fo:language="en" fo:country="US" fo:font-weight="normal" officeooo:rsid="005de22e" officeooo:paragraph-rsid="005de22e" style:font-weight-asian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Liberation Sans" officeooo:paragraph-rsid="005de22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2bf57b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2dd456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52ad49" style:font-weight-asian="bold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4e9d27" style:font-weight-asian="bold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4606ed" style:font-weight-asian="bold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officeooo:paragraph-rsid="004b4ba1"/>
    </style:style>
    <style:style style:name="P16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/>
    </style:style>
    <style:style style:name="P17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2bf57b"/>
    </style:style>
    <style:style style:name="P18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328233"/>
    </style:style>
    <style:style style:name="P19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4e9d27"/>
    </style:style>
    <style:style style:name="P20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55c2b4"/>
    </style:style>
    <style:style style:name="P21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220789"/>
    </style:style>
    <style:style style:name="P22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46df3b"/>
    </style:style>
    <style:style style:name="P23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63d8c2"/>
    </style:style>
    <style:style style:name="P24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size="12pt" officeooo:paragraph-rsid="004b4ba1" style:font-size-asian="12pt" style:font-size-complex="12pt"/>
    </style:style>
    <style:style style:name="P25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officeooo:paragraph-rsid="0063d8c2"/>
    </style:style>
    <style:style style:name="P26" style:family="paragraph" style:parent-style-name="Heading_20_1">
      <style:text-properties officeooo:paragraph-rsid="004b4ba1"/>
    </style:style>
    <style:style style:name="P27" style:family="paragraph" style:parent-style-name="Standard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fo:font-size="12pt" fo:language="es" fo:country="ES" officeooo:paragraph-rsid="006992e0" style:font-size-asian="12pt" style:font-size-complex="12pt"/>
    </style:style>
    <style:style style:name="P28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/>
    </style:style>
    <style:style style:name="P29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68165e"/>
    </style:style>
    <style:style style:name="P30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296c13"/>
    </style:style>
    <style:style style:name="P31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2032c1"/>
    </style:style>
    <style:style style:name="P32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fo:font-size="12pt" style:font-size-asian="12pt" style:font-size-complex="12pt"/>
    </style:style>
    <style:style style:name="P33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fo:font-weight="normal" officeooo:paragraph-rsid="002bf57b" style:font-weight-asian="normal" style:font-weight-complex="normal"/>
    </style:style>
    <style:style style:name="T1" style:family="text">
      <style:text-properties officeooo:rsid="004b4b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f29" style:font-weight-asian="bold" style:font-weight-complex="bold"/>
    </style:style>
    <style:style style:name="T4" style:family="text">
      <style:text-properties fo:font-weight="bold" officeooo:rsid="001ae39a" style:font-weight-asian="bold" style:font-weight-complex="bold"/>
    </style:style>
    <style:style style:name="T5" style:family="text">
      <style:text-properties fo:font-weight="bold" officeooo:rsid="00176921" style:font-weight-asian="bold" style:font-weight-complex="bold"/>
    </style:style>
    <style:style style:name="T6" style:family="text">
      <style:text-properties fo:font-weight="bold" officeooo:rsid="001949b6" style:font-weight-asian="bold" style:font-weight-complex="bold"/>
    </style:style>
    <style:style style:name="T7" style:family="text">
      <style:text-properties fo:font-weight="bold" officeooo:rsid="005b2681" style:font-weight-asian="bold" style:font-weight-complex="bold"/>
    </style:style>
    <style:style style:name="T8" style:family="text">
      <style:text-properties fo:font-weight="bold" officeooo:rsid="0037799d" style:font-weight-asian="bold" style:font-weight-complex="bold"/>
    </style:style>
    <style:style style:name="T9" style:family="text">
      <style:text-properties officeooo:rsid="005de22e"/>
    </style:style>
    <style:style style:name="T10" style:family="text">
      <style:text-properties fo:font-size="9pt" fo:language="en" fo:country="US" style:font-size-asian="9pt" style:font-size-complex="9pt"/>
    </style:style>
    <style:style style:name="T11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12" style:family="text">
      <style:text-properties fo:color="#4c4c4c" loext:opacity="100%" fo:font-size="9pt" fo:language="en" fo:country="US" fo:font-weight="normal" style:font-size-asian="9pt" style:font-weight-asian="normal" style:font-size-complex="9pt" style:font-weight-complex="normal"/>
    </style:style>
    <style:style style:name="T13" style:family="text">
      <style:text-properties fo:color="#4c4c4c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T14" style:family="text">
      <style:text-properties fo:color="#4c4c4c" loext:opacity="100%" fo:font-size="9pt" fo:language="en" fo:country="US" fo:font-weight="bold" officeooo:rsid="005cfaec" style:font-size-asian="9pt" style:font-weight-asian="bold" style:font-size-complex="9pt" style:font-weight-complex="bold"/>
    </style:style>
    <style:style style:name="T15" style:family="text">
      <style:text-properties fo:color="#000080" loext:opacity="100%" fo:font-size="9pt" fo:language="en" fo:country="US" fo:font-weight="bold" officeooo:rsid="005de22e" style:font-size-asian="9pt" style:font-weight-asian="bold" style:font-size-complex="9pt" style:font-weight-complex="bold"/>
    </style:style>
    <style:style style:name="T16" style:family="text">
      <style:text-properties fo:color="#000080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5ee01" style:font-weight-asian="normal" style:font-weight-complex="normal"/>
    </style:style>
    <style:style style:name="T19" style:family="text">
      <style:text-properties fo:font-weight="normal" officeooo:rsid="0037799d" style:font-weight-asian="normal" style:font-weight-complex="normal"/>
    </style:style>
    <style:style style:name="T20" style:family="text">
      <style:text-properties fo:font-weight="normal" officeooo:rsid="006992e0" style:font-weight-asian="normal" style:font-weight-complex="normal"/>
    </style:style>
    <style:style style:name="T21" style:family="text">
      <style:text-properties fo:font-weight="normal" officeooo:rsid="006ffe09" style:font-weight-asian="normal" style:font-weight-complex="normal"/>
    </style:style>
    <style:style style:name="T22" style:family="text">
      <style:text-properties fo:font-weight="normal" officeooo:rsid="0073669c" style:font-weight-asian="normal" style:font-weight-complex="normal"/>
    </style:style>
    <style:style style:name="T23" style:family="text">
      <style:text-properties officeooo:rsid="00296c13"/>
    </style:style>
    <style:style style:name="T24" style:family="text">
      <style:text-properties officeooo:rsid="002ad441"/>
    </style:style>
    <style:style style:name="T25" style:family="text">
      <style:text-properties fo:color="#000000" loext:opacity="100%" style:font-name="Liberation Sans" fo:font-weight="normal" officeooo:rsid="0063d8c2" style:font-weight-asian="normal" style:font-weight-complex="normal"/>
    </style:style>
    <style:style style:name="T26" style:family="text">
      <style:text-properties officeooo:rsid="00670fac"/>
    </style:style>
    <style:style style:name="T27" style:family="text">
      <style:text-properties officeooo:rsid="0067ab85"/>
    </style:style>
    <style:style style:name="T28" style:family="text">
      <style:text-properties officeooo:rsid="006992e0"/>
    </style:style>
    <style:style style:name="T29" style:family="text">
      <style:text-properties officeooo:rsid="006e2670"/>
    </style:style>
    <style:style style:name="T30" style:family="text">
      <style:text-properties officeooo:rsid="006ffe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 </text:h>
      <text:p text:style-name="P24"><text:tab/>Impartir un <text:span text:style-name="T1">entrenamiento</text:span> tecnológica en el lenguaje del programación Python, el cual les permita desarrollar en <text:span text:style-name="T26">el </text:span>paradigma de programación <text:span text:style-name="T26">funcional </text:span>para <text:span text:style-name="T28">diversos ámbitos de aplicación</text:span>, como soluciones corporativas destinadas a sectores como la administración pública nacional, gobierno electrónico, sector privado y ciudadanía en general.</text:p>
      <text:h text:style-name="Heading_20_1" text:outline-level="1">Alcance </text:h>
      <text:p text:style-name="P24"><text:tab/>Al finalizar este <text:span text:style-name="T1">entrenamiento</text:span>, los asistentes estarán en capacidad de:</text:p>
      <text:list text:style-name="L1">
        <text:list-item>
          <text:p text:style-name="P28">Comprender los conceptos del paradigma de programación funcional.</text:p>
        </text:list-item>
        <text:list-item>
          <text:p text:style-name="P29">Comprender el uso avanzado de funciones.</text:p>
        </text:list-item>
        <text:list-item>
          <text:p text:style-name="P28">Conocer las capacidades de los generadores.</text:p>
        </text:list-item>
        <text:list-item>
          <text:p text:style-name="P28">Comprender el concepto de lo que es una función de orden superior.</text:p>
        </text:list-item>
        <text:list-item>
          <text:p text:style-name="P30">Comprender el <text:span text:style-name="T23">uso</text:span> de funciones y el paradigma de programación <text:span text:style-name="T24">estructurada</text:span>.</text:p>
        </text:list-item>
        <text:list-item>
          <text:p text:style-name="P27">Comprender <text:span text:style-name="T28">los </text:span>decoradores.</text:p>
        </text:list-item>
        <text:list-item>
          <text:p text:style-name="P31">Conocer las capacidades de los Bucles for/while con sentencia "else".</text:p>
        </text:list-item>
        <text:list-item>
          <text:p text:style-name="P28">Comprender el funcionamiento de las listas de comprensión.</text:p>
        </text:list-item>
        <text:list-item>
          <text:p text:style-name="P28">Comprender el uso del tipo de datos conjuntos y módulo collections.</text:p>
        </text:list-item>
        <text:list-item>
          <text:p text:style-name="P32">Comprender el uso de los diversos métodos mágicos</text:p>
        </text:list-item>
        <text:list-item>
          <text:p text:style-name="P32">Usar decoradores y módulos adicionales de la biblioteca estándar.</text:p>
        </text:list-item>
      </text:list>
      <text:p text:style-name="P15"><text:tab/>Para la implementación y gestión efectiva de las tecnologías objeto en esta <text:span text:style-name="T1">entrenamiento</text:span>, se requiere una profundización mayor en estos temas, lo cual es conseguido <text:soft-page-break/>por la laboriosidad que desplieguen los interesados y facilitado notablemente por los “<text:span text:style-name="T1">entrenamiento</text:span>s complet<text:span text:style-name="T29">o</text:span>s de Python” que ofrece <text:span text:style-name="T27">Leonardo J. Caballero G</text:span>.</text:p>
      <text:h text:style-name="P26" text:outline-level="1"><text:s/>Contenido del <text:span text:style-name="T1">entrenamiento</text:span> </text:h>
      <text:p text:style-name="P15"><text:tab/>A continuación la descripción detallada de cada módulo del <text:span text:style-name="T1">entrenamiento</text:span>:</text:p>
      <text:p text:style-name="P9">Módulo 1: <text:s/>Introspección a la programación funcional.</text:p>
      <text:p text:style-name="P16"><text:span text:style-name="T2">Descripción:</text:span> Comprender los conceptos del paradigma de programación funcional (Demostrabilidad formal, Modularidad, Facilidad de depuración / pruebas y Componibilidad).</text:p>
      <text:p text:style-name="P21"><text:span text:style-name="T2">Práctica: </text:span><text:span text:style-name="T17">Exponer los fundamentos del paradigma de programación funcional, con algunos códigos prácticos y explorar el resultado desde el intérprete Python.</text:span></text:p>
      <text:p text:style-name="P11">Módulo 2: Uso avanzado de funciones.</text:p>
      <text:p text:style-name="P16"><text:span text:style-name="T2">Descripción:</text:span> Comprender el uso avanzado de funciones, uso de <text:span text:style-name="T2">*args</text:span> y <text:span text:style-name="T2">**kwargs</text:span>, </text:p>
      <text:p text:style-name="P16">decoradores, Caching de Funciones.</text:p>
      <text:p text:style-name="P16"><text:span text:style-name="T2">Práctica:</text:span> Exponer los fundamentos avanzado de las funciones, definir decoradores personalizados o usar decoradores <text:span text:style-name="T30">existentes</text:span>, definir Caching de <text:span text:style-name="T30">f</text:span>unciones y explorar el resultado desde el interprete Python.</text:p>
      <text:p text:style-name="P9">Módulo 3: Iteradores y Generadores.</text:p>
      <text:p text:style-name="P16"><text:span text:style-name="T2">Descripción: </text:span><text:span text:style-name="T17">Conocer las capacidades de los generadores que ofrece el lenguaje.</text:span></text:p>
      <text:p text:style-name="P16"><text:span text:style-name="T2">Práctica:</text:span> Ejemplos de creación y asignación de generadores, uso de funciones como </text:p>
      <text:p text:style-name="P16"><text:span text:style-name="T2">__iter__</text:span>, <text:span text:style-name="T2">__next__</text:span>, la expresión <text:span text:style-name="T2">yield</text:span> y explorar el resultado desde el interprete <text:soft-page-break/>Python.</text:p>
      <text:p text:style-name="P9">Módulo 4: Funciones de orden superior.</text:p>
      <text:p text:style-name="P20"><text:span text:style-name="T2">Descripción: </text:span><text:span text:style-name="T17">Comprender el concepto de lo que es una función de orden superior.</text:span></text:p>
      <text:p text:style-name="P16"><text:span text:style-name="T2">Práctica:</text:span> Ejemplos del uso de funciones incorporadas como <text:span text:style-name="T2">map</text:span>, <text:span text:style-name="T2">reduce</text:span>, <text:span text:style-name="T2">filter</text:span>, ademas del módulo <text:span text:style-name="T2">functools</text:span> y explorar el resultado desde el intérprete Python.</text:p>
      <text:p text:style-name="P10">Módulo 5: Funciones Lambda. </text:p>
      <text:p text:style-name="P17"><text:span text:style-name="T2">Descripción: </text:span><text:span text:style-name="T17">Comprender el uso de las funciones, decoradores y el paradigma de </text:span></text:p>
      <text:p text:style-name="P33">programación estructurada.</text:p>
      <text:p text:style-name="P17"><text:span text:style-name="T2">Práctica: </text:span><text:span text:style-name="T17">Ejemplos de creación </text:span><text:span text:style-name="T21">de</text:span><text:span text:style-name="T17"> funciones, programar de forma estructurada y explorar el resultado desde el intérprete Python.</text:span></text:p>
      <text:p text:style-name="P9">Módulo 6: Bucle con sentencia "else".</text:p>
      <text:p text:style-name="P16"><text:span text:style-name="T2">Descripción: </text:span><text:span text:style-name="T17">Conocer las capacidades de los Bucles </text:span><text:span text:style-name="T2">for</text:span><text:span text:style-name="T17">/</text:span><text:span text:style-name="T2">while</text:span><text:span text:style-name="T17"> con sentencia "</text:span><text:span text:style-name="T2">else</text:span><text:span text:style-name="T17">".</text:span> </text:p>
      <text:p text:style-name="P16"><text:span text:style-name="T2">Práctica:</text:span><text:span text:style-name="T17"> Ejemplo de creación de los Bucles y explorar el resultado en un módulo y paquete en el sistema de archivos.</text:span></text:p>
      <text:p text:style-name="P9">Módulo 7: Listas de comprensión. </text:p>
      <text:p text:style-name="P18"><text:span text:style-name="T2">Descripción: </text:span><text:span text:style-name="T17">Comprender el funcionamiento de las listas de comprensión.</text:span></text:p>
      <text:p text:style-name="P16"><text:span text:style-name="T2">Práctica:</text:span> <text:span text:style-name="T17">Ejemplo de </text:span><text:span text:style-name="T19">la sentencia </text:span><text:span text:style-name="T8">input</text:span><text:span text:style-name="T19"> y </text:span><text:span text:style-name="T8">print</text:span><text:span text:style-name="T19">, además la </text:span><text:span text:style-name="T17">creación</text:span>, apertura, lectura, escritura archivos <text:span text:style-name="T17">y explorar el resultado en un m</text:span><text:span text:style-name="T18">ó</text:span><text:span text:style-name="T17">dulo.</text:span></text:p>
      <text:p text:style-name="P13">Módulo 8: Tipo de datos conjuntos y módulo collections.</text:p>
      <text:p text:style-name="P19"><text:span text:style-name="T2">Descripción: </text:span><text:span text:style-name="T17">Comprender el uso del </text:span><text:span text:style-name="T20">t</text:span><text:span text:style-name="T17">ipo de datos </text:span><text:span text:style-name="T2">conjuntos</text:span><text:span text:style-name="T17"> y módulo </text:span><text:span text:style-name="T2">collections</text:span><text:span text:style-name="T17">.</text:span></text:p>
      <text:p text:style-name="P19"><text:soft-page-break/><text:span text:style-name="T2">Práctica:</text:span> <text:span text:style-name="T17">Ejemplo de creación de</text:span><text:span text:style-name="T22">l</text:span><text:span text:style-name="T17"> tipo de datos y uso del módulo </text:span><text:span text:style-name="T22">incorporados en la librería estándar </text:span><text:span text:style-name="T17">y explorar el resultado desde el intérprete Python.</text:span></text:p>
      <text:p text:style-name="P12">Módulo 9: Métodos mágicos.</text:p>
      <text:p text:style-name="P16"><text:span text:style-name="T2">Descripción: </text:span><text:span text:style-name="T17">Comprender el uso de los diversos métodos mágicos como Inicialización y Construcción (</text:span><text:span text:style-name="T2">__new__, __init__, __del__</text:span><text:span text:style-name="T17">) Métodos mágicos de String (</text:span><text:span text:style-name="T2">__str__, __repr__</text:span><text:span text:style-name="T17">) y entre otros más.</text:span></text:p>
      <text:p text:style-name="P16"><text:span text:style-name="T2">Práctica: </text:span><text:span text:style-name="T17"><text:s/>Ejemplo de uso de métodos mágicos Inicialización y Construcción, Métodos mágicos de String, entre otros métodos mágicos y explorar el resultado en un paquete en el sistema de archivos.</text:span></text:p>
      <text:p text:style-name="P14">Módulo 10: Uso prácticos de la librería estándar.</text:p>
      <text:p text:style-name="P22"><text:span text:style-name="T2">Descripción: </text:span><text:span text:style-name="T17">Comprender el uso de los módulos incorporados en la librería estándar como</text:span><text:span text:style-name="T2"> urllib</text:span><text:span text:style-name="T17"> </text:span><text:span text:style-name="T21">y </text:span><text:span text:style-name="T2">json </text:span><text:span text:style-name="T17">para obtener recursos de Internet y procesarlos.</text:span></text:p>
      <text:p text:style-name="P23"><text:span text:style-name="T2">Práctica: </text:span><text:span text:style-name="T17">Ejemplo de uso del módulo</text:span><text:span text:style-name="T21">s</text:span><text:span text:style-name="T17"> de la librería estándar explorando el resultado en un módulo personalizado Python en el sistema de archivos.</text:span></text:p>
      <text:p text:style-name="P23"><text:span text:style-name="T17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etodología/Modalidad</text:p>
          </table:table-cell>
          <table:table-cell table:style-name="Table1.B1" office:value-type="string">
            <text:p text:style-name="P7">Duración</text:p>
          </table:table-cell>
        </table:table-row>
        <table:table-row>
          <table:table-cell table:style-name="Table1.A2" office:value-type="string">
            <text:p text:style-name="P8">Los temas se dictan de manera totalmente práctica y con la resolución de ejercicios para asimilar los conocimientos.</text:p>
          </table:table-cell>
          <table:table-cell table:style-name="Table1.B2" office:value-type="string">
            <text:p text:style-name="P6">16 horas.</text:p>
          </table:table-cell>
        </table:table-row>
      </table:table>
      <text:p text:style-name="P25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loext:num-list-format="%1%.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Zeichenformat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Zeichenformat" loext:num-list-format="%1%.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Zeichenformat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29in" table:align="left"/>
    </style:style>
    <style:style style:name="Tabla2.A" style:family="table-column">
      <style:table-column-properties style:column-width="6.6535in"/>
    </style:style>
    <style:style style:name="Tabla2.B" style:family="table-column">
      <style:table-column-properties style:column-width="0.2694in"/>
    </style:style>
    <style:style style:name="Tabla2.1" style:family="table-row">
      <style:table-row-properties style:min-row-height="0.3208in"/>
    </style:style>
    <style:style style:name="Tabla2.A1" style:family="table-cell">
      <style:table-cell-properties fo:padding="0.0382in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rsid="003a3f29" officeooo:paragraph-rsid="00176921" style:font-size-asian="14pt" style:font-size-complex="14pt"/>
    </style:style>
    <style:style style:name="MP2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paragraph-rsid="004b4ba1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loext:opacity="100%" style:font-name="Liberation Sans" fo:font-size="9pt" fo:language="en" fo:country="US" fo:font-weight="bold" officeooo:paragraph-rsid="0058f068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 officeooo:paragraph-rsid="005de22e"/>
    </style:style>
    <style:style style:name="MP5" style:family="paragraph" style:parent-style-name="Footer">
      <style:paragraph-properties fo:text-align="end" style:justify-single-word="false"/>
      <style:text-properties fo:color="#4c4c4c" loext:opacity="100%" style:font-name="Liberation Sans" fo:language="en" fo:country="US" fo:font-weight="normal" officeooo:rsid="005de22e" officeooo:paragraph-rsid="005de22e" style:font-weight-asian="normal" style:font-weight-complex="normal"/>
    </style:style>
    <style:style style:name="MT1" style:family="text">
      <style:text-properties officeooo:rsid="004b4ba1"/>
    </style:style>
    <style:style style:name="MT2" style:family="text">
      <style:text-properties fo:font-weight="bold" officeooo:rsid="003a3f29" style:font-weight-asian="bold" style:font-weight-complex="bold"/>
    </style:style>
    <style:style style:name="MT3" style:family="text">
      <style:text-properties fo:font-weight="bold" officeooo:rsid="001ae39a" style:font-weight-asian="bold" style:font-weight-complex="bold"/>
    </style:style>
    <style:style style:name="MT4" style:family="text">
      <style:text-properties fo:font-weight="bold" officeooo:rsid="00176921" style:font-weight-asian="bold" style:font-weight-complex="bold"/>
    </style:style>
    <style:style style:name="MT5" style:family="text">
      <style:text-properties fo:font-weight="bold" officeooo:rsid="001949b6" style:font-weight-asian="bold" style:font-weight-complex="bold"/>
    </style:style>
    <style:style style:name="MT6" style:family="text">
      <style:text-properties fo:font-weight="bold" officeooo:rsid="005b2681" style:font-weight-asian="bold" style:font-weight-complex="bold"/>
    </style:style>
    <style:style style:name="MT7" style:family="text">
      <style:text-properties officeooo:rsid="005de22e"/>
    </style:style>
    <style:style style:name="MT8" style:family="text">
      <style:text-properties fo:font-size="9pt" fo:language="en" fo:country="US" style:font-size-asian="9pt" style:font-size-complex="9pt"/>
    </style:style>
    <style:style style:name="MT9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MT10" style:family="text">
      <style:text-properties fo:color="#4c4c4c" loext:opacity="100%" fo:font-size="9pt" fo:language="en" fo:country="US" fo:font-weight="normal" style:font-size-asian="9pt" style:font-weight-asian="normal" style:font-size-complex="9pt" style:font-weight-complex="normal"/>
    </style:style>
    <style:style style:name="MT11" style:family="text">
      <style:text-properties fo:color="#4c4c4c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MT12" style:family="text">
      <style:text-properties fo:color="#000080" loext:opacity="100%" fo:font-size="9pt" fo:language="en" fo:country="US" fo:font-weight="bold" officeooo:rsid="005de22e" style:font-size-asian="9pt" style:font-weight-asian="bold" style:font-size-complex="9pt" style:font-weight-complex="bold"/>
    </style:style>
    <style:style style:name="MT13" style:family="text">
      <style:text-properties fo:color="#4c4c4c" loext:opacity="100%" fo:font-size="9pt" fo:language="en" fo:country="US" fo:font-weight="bold" officeooo:rsid="005cfaec" style:font-size-asian="9pt" style:font-weight-asian="bold" style:font-size-complex="9pt" style:font-weight-complex="bold"/>
    </style:style>
    <style:style style:name="MT14" style:family="text">
      <style:text-properties fo:color="#000080" loext:opacity="100%" fo:font-size="9pt" fo:language="en" fo:country="US" fo:font-weight="bold" officeooo:rsid="002d33fe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/>
            </table:table-cell>
            <table:table-cell table:style-name="Tabla1.A1" office:value-type="string">
              <text:p text:style-name="MP1"/>
              <text:p text:style-name="MP2"><text:span text:style-name="MT1">Entrenamiento </text:span><text:span text:style-name="MT2">“</text:span><text:span text:style-name="MT3">P</text:span><text:span text:style-name="MT4">rogramación en Python – </text:span><text:span text:style-name="MT5">Nivel </text:span><text:span text:style-name="MT6">intermedio</text:span><text:span text:style-name="MT2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7">Urb. Las Terrazas</text:span>, Sector <text:span text:style-name="MT7">Santa Ana Sur</text:span>, Calle #<text:span text:style-name="MT7">1</text:span>, Casa <text:span text:style-name="MT7">34</text:span>, Municipio <text:span text:style-name="MT7">Libertador</text:span>, Edo. Mérida. </text:p>
              <text:p text:style-name="MP4"><text:span text:style-name="MT8">Código Postal 5115. </text:span><text:span text:style-name="MT9">Telf.</text:span><text:span text:style-name="MT8"> </text:span><text:span text:style-name="MT10">+58-412-4735376 </text:span><text:span text:style-name="MT11">Correo electrónico: </text:span><text:a xlink:type="simple" xlink:href="mailto:leonardocaballero@gmail.com" office:target-frame-name="_blank" xlink:show="new" text:style-name="Internet_20_link" text:visited-style-name="Visited_20_Internet_20_Link"><text:span text:style-name="MT12">leonardocaballero@gmail.com</text:span></text:a><text:span text:style-name="MT11"> </text:span></text:p>
              <text:p text:style-name="MP4"><text:span text:style-name="MT11">Sitio Web: </text:span><text:a xlink:type="simple" xlink:href="https://github.com/macagua" text:style-name="Internet_20_link" text:visited-style-name="Visited_20_Internet_20_Link"><text:span text:style-name="MT13">https://github.com/macagua</text:span></text:a><text:span text:style-name="MT14"> </text:span></text:p>
            </table:table-cell>
            <table:table-cell table:style-name="Tabla2.A1" office:value-type="string">
              <text:p text:style-name="MP5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4T12:08:37</meta:creation-date>
    <meta:editing-duration>P6DT17H51M16S</meta:editing-duration>
    <meta:editing-cycles>549</meta:editing-cycles>
    <meta:generator>LibreOffice/7.6.2.1$Windows_X86_64 LibreOffice_project/56f7684011345957bbf33a7ee678afaf4d2ba333</meta:generator>
    <meta:initial-creator>cenditelportatil </meta:initial-creator>
    <dc:date>2023-11-28T00:53:47.228000000</dc:date>
    <meta:keyword>Covantec</meta:keyword>
    <meta:keyword>entrenamiento</meta:keyword>
    <meta:keyword>Programación</meta:keyword>
    <meta:keyword>python</meta:keyword>
    <meta:keyword>básico</meta:keyword>
    <dc:subject>Entrenamiento “Programación en Python – Nivel básico”</dc:subject>
    <dc:title>Entrenamiento “Programación en Python – Nivel básico”</dc:title>
    <meta:print-date>2023-11-27T23:25:57.562000000</meta:print-date>
    <meta:printed-by>PDF files</meta:printed-by>
    <meta:document-statistic meta:table-count="3" meta:image-count="0" meta:object-count="0" meta:page-count="4" meta:paragraph-count="60" meta:word-count="727" meta:character-count="5024" meta:non-whitespace-character-count="4351"/>
  </office:meta>
</office:document-meta>
</file>